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margin-left="0cm" fo:margin-right="0cm" fo:line-height="100%" fo:text-indent="0cm"/>
      <style:text-properties style:text-position="0% 100%" fo:font-size="18pt" fo:letter-spacing="normal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/>
      <style:text-properties style:text-position="0% 100%" style:font-name="Arial" fo:font-size="18pt" fo:letter-spacing="normal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867cm" svg:height="0.962cm" svg:x="1cm" svg:y="1cm">
          <draw:text-box>
            <text:p text:style-name="P3"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5:54:23.482569824</dc:date>
    <meta:editing-duration>PT6M38S</meta:editing-duration>
    <meta:editing-cycles>4</meta:editing-cycles>
    <meta:generator>LibreOffice/5.4.5.1$MacOSX_X86_64 LibreOffice_project/79c9829dd5d8054ec39a82dc51cd9eff340dbee8</meta:generator>
    <meta:document-statistic meta:object-count="5"/>
  </office:meta>
</office:document-meta>
</file>